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1c173" officeooo:paragraph-rsid="0001c1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 Journal For <text:s/>thesis project brain dump. Copy to notebook later. </text:p>
      <text:p text:style-name="P1"/>
      <text:p text:style-name="P1">Where is the upflow coming from? Look at the <text:s/>non natural upward directing waves. They are defying gravity. And the speed appears to be way out of wack. Additionally there seems to be a sort of inflow from the negative direction. </text:p>
      <text:p text:style-name="P1"/>
      <text:p text:style-name="P1">How did we modify this code yesterday that made these changes. Does DUMP make the code run faster? </text:p>
      <text:p text:style-name="P1"/>
      <text:p text:style-name="P1">Where are the solutions to this problem. Focus. Be Positive. </text:p>
      <text:p text:style-name="P1"/>
      <text:p text:style-name="P1">You are capable 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1:00:51.482775486</meta:creation-date>
    <dc:date>2018-11-09T11:03:23.553740238</dc:date>
    <meta:editing-duration>PT2M32S</meta:editing-duration>
    <meta:editing-cycles>1</meta:editing-cycles>
    <meta:document-statistic meta:table-count="0" meta:image-count="0" meta:object-count="0" meta:page-count="1" meta:paragraph-count="5" meta:word-count="84" meta:character-count="476" meta:non-whitespace-character-count="390"/>
    <meta:generator>LibreOffice/6.0.6.2$Linux_X86_64 LibreOffice_project/00m0$Build-2</meta:generator>
  </office:meta>
</office:document-meta>
</file>